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ывапывап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22:26:54.760322413</meta:creation-date>
    <dc:date>2024-12-01T22:27:21.743325124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24.8.3.2$Linux_X86_64 LibreOffice_project/e14c9fdd1f585efcbb2c5363087a99d20928d522</meta:generator>
  </office:meta>
</office:document-meta>
</file>